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2.62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2">
          <table:table-cell table:style-name="Default"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al Status</text:p>
          </table:table-cell>
          <table:table-cell office:value-type="string">
            <text:p>Age</text:p>
          </table:table-cell>
          <table:table-cell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string">
            <text:p>3D printed Fabric: Techniques for Design and 3D Weaving Programmable Textiles</text:p>
          </table:table-cell>
          <table:table-cell table:style-name="ce1" office:value-type="string">
            <text:p>Haruki Takahas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ost Doc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Default"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A 3D Printer Head as a Robotic Manipulator</text:p>
          </table:table-cell>
          <table:table-cell table:style-name="ce1" office:value-type="string">
            <text:p>Shohei Kataku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Accurate and Low-Latency Sensing of Touch Contact on Any Surface</text:p>
          </table:table-cell>
          <table:table-cell table:style-name="ce1" office:value-type="string">
            <text:p>Yizheng G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rofessor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table:style-name="Default"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Seungwoo J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Myung Jim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Master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Assistant Professor</text:p>
          </table:table-cell>
          <table:table-cell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Bespoke: Interactively Synthesizing Custom GUIs from Command-Line Applications</text:p>
          </table:table-cell>
          <table:table-cell table:style-name="ce1" office:value-type="string">
            <text:p>Priyan Vaithilinga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Master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rofessor</text:p>
          </table:table-cell>
          <table:table-cell office:value-type="string">
            <text:p>Old</text:p>
          </table:table-cell>
          <table:table-cell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Bodystorming Human-Robot Interactions</text:p>
          </table:table-cell>
          <table:table-cell table:style-name="ce1" office:value-type="string">
            <text:p>David Porfiri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/>
          <table:table-cell office:value-type="string">
            <text:p>Old</text:p>
          </table:table-cell>
          <table:table-cell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BubBowl: Display Vessel Using Electrolysis Bubbles in Drinkable Beverages</text:p>
          </table:table-cell>
          <table:table-cell table:style-name="ce1" office:value-type="string">
            <text:p>Ayaka Ishi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Master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Default"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CapstanCrunch: A Haptic VR Controller</text:p>
          </table:table-cell>
          <table:table-cell table:style-name="ce1" office:value-type="string">
            <text:p>Mike Sinclai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Researcher</text:p>
          </table:table-cell>
          <table:table-cell table:style-name="ce1" office:value-type="string">
            <text:p>Old</text:p>
          </table:table-cell>
          <table:table-cell/>
        </table:table-row>
        <table:table-row table:style-name="ro2">
          <table:table-cell table:style-name="Default"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CAVRN: An Exploration and Evaluation of Collective Audience VR Nexus Experience</text:p>
          </table:table-cell>
          <table:table-cell table:style-name="ce2" office:value-type="string">
            <text:p>Sebastian Hersch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 Student</text:p>
          </table:table-cell>
          <table:table-cell table:style-name="ce2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Assistant Professor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CircuitStyle: A System for Peripherally Reinforcing Best Pracitces in HW Computing</text:p>
          </table:table-cell>
          <table:table-cell table:style-name="ce1" office:value-type="string">
            <text:p>Josh Urban Davi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Default"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Default"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PhD Student</text:p>
          </table:table-cell>
          <table:table-cell office:value-type="string">
            <text:p>Young</text:p>
          </table:table-cell>
          <table:table-cell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Context-Aware Online Adaptation of Mixed Reality Interfaces</text:p>
          </table:table-cell>
          <table:table-cell table:style-name="ce1" office:value-type="string">
            <text:p>David Lindlbau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ost Doc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Designing AR Visualizations to Facilitate Stair Navigation for People with Low Vision</text:p>
          </table:table-cell>
          <table:table-cell table:style-name="ce1" office:value-type="string">
            <text:p>Yuhang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DreamWalker: Substituting Real-World Walking Experiences with a VR</text:p>
          </table:table-cell>
          <table:table-cell table:style-name="ce1" office:value-type="string">
            <text:p>Jackie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Drift-Correction Techniques for Scale-Adaptive VR Navigation</text:p>
          </table:table-cell>
          <table:table-cell table:style-name="ce1" office:value-type="string">
            <text:p>Roberto Montano-Murill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ost Doc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ElastImpact: 2.5D Multilevel Instant Impact Using Elasticity on HMD</text:p>
          </table:table-cell>
          <table:table-cell table:style-name="ce1" office:value-type="string">
            <text:p>Hsin-Ruey Tsai (Ray)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Assistant Professor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string">
            <text:p>FaceWidgets: Exploring Tangible Interaction on Face with HMD</text:p>
          </table:table-cell>
          <table:table-cell table:style-name="ce1" office:value-type="string">
            <text:p>Wen-Jie Ts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Master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Gaze-Assisted Typing for Smart Glasses</text:p>
          </table:table-cell>
          <table:table-cell table:style-name="ce1" office:value-type="string">
            <text:p>Sunggeun Ah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rofessor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table:style-name="Default"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GesturePod: Enabling On-Device Gesture-based Interaction for White Cane Users</text:p>
          </table:table-cell>
          <table:table-cell table:style-name="ce1" office:value-type="string">
            <text:p>Shishir Pati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GhostAR: A Time-space Editor for Embodied Authring of Human-Robot Collaborative...</text:p>
          </table:table-cell>
          <table:table-cell table:style-name="ce1" office:value-type="string">
            <text:p>Yuanzhi Ca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string">
            <text:p>HairBrush for Immersive Data-Driven Hair Modeling</text:p>
          </table:table-cell>
          <table:table-cell table:style-name="ce1" office:value-type="string">
            <text:p>Yajie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ost Doc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HapSense: A Soft Haptic I/O Device with Uninterrupted Dual Functionalities of Force...</text:p>
          </table:table-cell>
          <table:table-cell table:style-name="ce1" office:value-type="string">
            <text:p>Sang Ho Yoo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ost Doc</text:p>
          </table:table-cell>
          <table:table-cell table:style-name="ce1" office:value-type="string">
            <text:p>Intermediate</text:p>
          </table:table-cell>
          <table:table-cell/>
        </table:table-row>
        <table:table-row table:style-name="ro2">
          <table:table-cell table:style-name="Default"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string">
            <text:p>Interactive 360 Degree Glasses – Free Tabletop 3D Display</text:p>
          </table:table-cell>
          <table:table-cell table:style-name="ce1" office:value-type="string">
            <text:p>Motohiro Makiguc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Researcher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string">
            <text:p>Is this Real?: Generating Synthetic Data that Looks Real</text:p>
          </table:table-cell>
          <table:table-cell table:style-name="ce1" office:value-type="string">
            <text:p>Miro Mannin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Researcher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KnitPicking Textures: Programming and Modifying Complex Knitted Textures...</text:p>
          </table:table-cell>
          <table:table-cell table:style-name="ce1" office:value-type="string">
            <text:p>Megan Hofm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string">
            <text:p>Knitting Skeletons: Computer-Aided Design Tool for Shaping and Patterning of Knitted Garments</text:p>
          </table:table-cell>
          <table:table-cell table:style-name="ce1" office:value-type="string">
            <text:p>Alexandre Kaspa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LabelAR: A Spatial Guidance Interface for Fast Computer Vision Image Collection</text:p>
          </table:table-cell>
          <table:table-cell table:style-name="ce1" office:value-type="string">
            <text:p>Michael Laiel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string">
            <text:p>Learning Cooperative Personalized Policies from Gaze Data</text:p>
          </table:table-cell>
          <table:table-cell table:style-name="ce1" office:value-type="string">
            <text:p>Christoph Gebhardt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string">
            <text:p>LEVIProps: Animating Levitated Optimized Fabric Structures using Holographic..</text:p>
          </table:table-cell>
          <table:table-cell table:style-name="ce1" office:value-type="string">
            <text:p>Rafael Morale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Researcher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Assistant Professor</text:p>
          </table:table-cell>
          <table:table-cell office:value-type="string">
            <text:p>Young</text:p>
          </table:table-cell>
          <table:table-cell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string">
            <text:p>LightAnchors: Appropriating Point Lights for Spatially-Anchored AR Interfaces</text:p>
          </table:table-cell>
          <table:table-cell table:style-name="ce1" office:value-type="string">
            <text:p>Karan Ahuj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string">
            <text:p>Loki: Facilitating Remote Instruction of Physical Tasks Using Bi-Directional MR Telepresence</text:p>
          </table:table-cell>
          <table:table-cell table:style-name="ce1" office:value-type="string">
            <text:p>Bala Thoravi Kumarave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1" office:value-type="string">
            <text:p>Magical Hands: Mid-Air Hand Gestures for Animating in VR</text:p>
          </table:table-cell>
          <table:table-cell table:style-name="ce1" office:value-type="string">
            <text:p>Rahul Aro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string">
            <text:p>Mallard: Turn the Web into a Contextualized Prototyping Environment for ML</text:p>
          </table:table-cell>
          <table:table-cell table:style-name="ce1" office:value-type="string">
            <text:p>Xio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Mantis: A Scalable, Lightweight and accessible Architecture to Build Multiform Force Feedback...</text:p>
          </table:table-cell>
          <table:table-cell table:style-name="ce1" office:value-type="string">
            <text:p>Gareth Barnaby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Default"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Default"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1" office:value-type="string">
            <text:p>Morphlour: Personalized Flour-based Morphing Food Induced by Dehydration..</text:p>
          </table:table-cell>
          <table:table-cell table:style-name="ce1" office:value-type="string">
            <text:p>Humphrey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Master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string">
            <text:p>Question in M-Hair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1"/>
          <table:table-cell table:number-columns-repeated="2"/>
        </table:table-row>
        <table:table-row table:style-name="ro2">
          <table:table-cell table:style-name="Default" office:value-type="float" office:value="98">
            <text:p>98</text:p>
          </table:table-cell>
          <table:table-cell table:style-name="ce3" office:value-type="string">
            <text:p>Question in M-Hair</text:p>
          </table:table-cell>
          <table:table-cell table:style-name="ce3"/>
          <table:table-cell table:style-name="ce3"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1" office:value-type="string">
            <text:p>Optimizing Portrait Lighting at Capture-Time Using a 360 Camera as a Light Probe</text:p>
          </table:table-cell>
          <table:table-cell table:style-name="ce1" office:value-type="string">
            <text:p>Jane 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 </text:p>
          </table:table-cell>
          <table:table-cell office:value-type="string">
            <text:p>Professor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1" office:value-type="string">
            <text:p>Proxino: Enabling Prototyping of Virtual Circuits with Physical Proxies</text:p>
          </table:table-cell>
          <table:table-cell table:style-name="ce1" office:value-type="string">
            <text:p>Te-Yen W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Assistant Professor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" office:value-type="string">
            <text:p>PseudoBend: Producing Haptic Illusions of Stretching, Bending and Twisting Using Grain Vibrations</text:p>
          </table:table-cell>
          <table:table-cell table:style-name="ce1" office:value-type="string">
            <text:p>Seongkook He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Assistant Professor</text:p>
          </table:table-cell>
          <table:table-cell table:style-name="ce1" office:value-type="string">
            <text:p>Intermediate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 <text:s/>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" office:value-type="string">
            <text:p>Pull-Ups: Enhancing Suspension Activities in VR with Body-Scale Kinesthetic Force Feedbacks for VR</text:p>
          </table:table-cell>
          <table:table-cell table:style-name="ce1" office:value-type="string">
            <text:p>Liwei Che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Assistant Professor</text:p>
          </table:table-cell>
          <table:table-cell table:style-name="ce1" office:value-type="string">
            <text:p>Intermediate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" office:value-type="string">
            <text:p>PUMICE: Multi-Modal Agent that Learns Concepts and Conditionals from Natural Language and Demonstrations</text:p>
          </table:table-cell>
          <table:table-cell table:style-name="ce1" office:value-type="string">
            <text:p>Toby Jia-Jun Li</text:p>
          </table:table-cell>
          <table:table-cell table:style-name="ce1" office:value-type="string">
            <text:p>Male <text:s/>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1" office:value-type="string">
            <text:p>Self-healing UI</text:p>
          </table:table-cell>
          <table:table-cell table:style-name="ce1" office:value-type="string">
            <text:p>Koya Narum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" office:value-type="string">
            <text:p>Self-healing UI</text:p>
          </table:table-cell>
          <table:table-cell table:style-name="ce1"/>
          <table:table-cell table:style-name="ce1" office:value-type="string">
            <text:p>Female</text:p>
          </table:table-cell>
          <table:table-cell table:style-name="ce1" office:value-type="string">
            <text:p>Master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1" office:value-type="string">
            <text:p>SensorSnaps: Integrating Wireless Sensor Nodes into Fabric Snap Fasteners for Textile Interfaces</text:p>
          </table:table-cell>
          <table:table-cell table:style-name="ce1" office:value-type="string">
            <text:p>Artem Dementyev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" office:value-type="string">
            <text:p>ShapeBots: Shape changing swarm robots</text:p>
          </table:table-cell>
          <table:table-cell table:style-name="ce1" office:value-type="string">
            <text:p>Ryo Suzuk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" office:value-type="string">
            <text:p>Sketchforme: Composing Sketched Scenes from Text Descriptions for Interactive Applications</text:p>
          </table:table-cell>
          <table:table-cell table:style-name="ce1" office:value-type="string">
            <text:p>Forrest Huang</text:p>
          </table:table-cell>
          <table:table-cell table:style-name="ce1" office:value-type="string">
            <text:p>Male <text:s/>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string">
            <text:p>Question in Sketchforme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" office:value-type="string">
            <text:p>Skin-On Interfaces: Bio-Driven Approach for Artificial Skin Design to Cover Interactive Devices</text:p>
          </table:table-cell>
          <table:table-cell table:style-name="ce1" office:value-type="string">
            <text:p>Marc Teyssier</text:p>
          </table:table-cell>
          <table:table-cell table:style-name="ce1" office:value-type="string">
            <text:p>Male <text:s/>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32">
            <text:p>132</text:p>
          </table:table-cell>
          <table:table-cell table:style-name="ce1" office:value-type="string">
            <text:p>Soft Inkjet Circuits</text:p>
          </table:table-cell>
          <table:table-cell table:style-name="ce1" office:value-type="string">
            <text:p>Arshad Kh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ost Doc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" office:value-type="string">
            <text:p>Sozu: Self-Powered Radio Tags for Building-Scale Activity Sensing</text:p>
          </table:table-cell>
          <table:table-cell table:style-name="ce1" office:value-type="string">
            <text:p>Ya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1" office:value-type="string">
            <text:p>Supporting Elder Connectedness through Cognitively Sustainable Design...</text:p>
          </table:table-cell>
          <table:table-cell table:style-name="ce1" office:value-type="string">
            <text:p>Rebecca Kleinberg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" office:value-type="string">
            <text:p>SWISH: Shifting-Weight Interface of Simulated Hydrodynamics</text:p>
          </table:table-cell>
          <table:table-cell table:style-name="ce1" office:value-type="string">
            <text:p>Shahabedin Sagheb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Assistant Professor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" office:value-type="string">
            <text:p>Tactlets: Adding Tactile Feedback to 3D Objects Using Custom Printed Controls</text:p>
          </table:table-cell>
          <table:table-cell table:style-name="ce1" office:value-type="string">
            <text:p>Daniel Grög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1" office:value-type="string">
            <text:p>Tea: A High-Level Language and Runtime System for Automating Statistical Analysis</text:p>
          </table:table-cell>
          <table:table-cell table:style-name="ce1" office:value-type="string">
            <text:p>Eunice Ju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 <text:s/></text:p>
          </table:table-cell>
          <table:table-cell office:value-type="string">
            <text:p>Assistant Professor</text:p>
          </table:table-cell>
          <table:table-cell office:value-type="string">
            <text:p>Young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1" office:value-type="string">
            <text:p>Tessutivo: Contextual Interactions on Interactive Fabrics with Inductive Sensing</text:p>
          </table:table-cell>
          <table:table-cell table:style-name="ce1" office:value-type="string">
            <text:p>Jun Go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" office:value-type="string">
            <text:p>The Memory Palace</text:p>
          </table:table-cell>
          <table:table-cell table:style-name="ce1" office:value-type="string">
            <text:p>Sauvik D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Assistant Professor</text:p>
          </table:table-cell>
          <table:table-cell office:value-type="string">
            <text:p>Intermediate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159">
            <text:p>159</text:p>
          </table:table-cell>
          <table:table-cell table:style-name="ce1" office:value-type="string">
            <text:p>TilePoP: Tile-type Pop-up Prop for Virtual Reality</text:p>
          </table:table-cell>
          <table:table-cell table:style-name="ce1" office:value-type="string">
            <text:p>Shan-Yuan T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162">
            <text:p>162</text:p>
          </table:table-cell>
          <table:table-cell table:style-name="ce1" office:value-type="string">
            <text:p>Tip-Tap: Battery-free Discrete 2D Fingertip Input</text:p>
          </table:table-cell>
          <table:table-cell table:style-name="ce1" office:value-type="string">
            <text:p>Keiko Katsuragaw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Assistant Professor</text:p>
          </table:table-cell>
          <table:table-cell table:style-name="ce1" office:value-type="string">
            <text:p>Intermediate</text:p>
          </table:table-cell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166">
            <text:p>166</text:p>
          </table:table-cell>
          <table:table-cell table:style-name="ce1" office:value-type="string">
            <text:p>TipText: Eyes-Free Text Entry on a Fingertip Keyboard</text:p>
          </table:table-cell>
          <table:table-cell table:style-name="ce1" office:value-type="string">
            <text:p>Zheer X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3">
          <table:table-cell table:style-name="ce1" office:value-type="float" office:value="169">
            <text:p>169</text:p>
          </table:table-cell>
          <table:table-cell table:style-name="ce1" office:value-type="string">
            <text:p>Turn-by-Wire: Computationally Mediated Physical Fabrication</text:p>
          </table:table-cell>
          <table:table-cell table:style-name="ce1" office:value-type="string">
            <text:p>Rundong Ti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3">
          <table:table-cell table:style-name="ce1" office:value-type="float" office:value="173">
            <text:p>173</text:p>
          </table:table-cell>
          <table:table-cell table:style-name="ce1" office:value-type="string">
            <text:p>Type, Then Correct: Intelligent Text Correction Techniques for Mobile Text Entry Using NN</text:p>
          </table:table-cell>
          <table:table-cell table:style-name="ce1" office:value-type="string">
            <text:p>Mingrui „Ray“ Zhang</text:p>
          </table:table-cell>
          <table:table-cell table:style-name="ce1" office:value-type="string">
            <text:p>Male 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rofessor</text:p>
          </table:table-cell>
          <table:table-cell office:value-type="string">
            <text:p>Old</text:p>
          </table:table-cell>
          <table:table-cell/>
        </table:table-row>
        <table:table-row table:style-name="ro3">
          <table:table-cell table:style-name="ce1" office:value-type="float" office:value="175">
            <text:p>175</text:p>
          </table:table-cell>
          <table:table-cell table:style-name="ce1" office:value-type="string">
            <text:p>Unakite: Scaffolding Developers' Decision-Making Using the Web</text:p>
          </table:table-cell>
          <table:table-cell table:style-name="ce1" office:value-type="string">
            <text:p>Michael Xieyang Li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178">
            <text:p>178</text:p>
          </table:table-cell>
          <table:table-cell table:style-name="ce1" office:value-type="string">
            <text:p>Videostrates: Collaborative, Distributed and Programmable Video Manipulation</text:p>
          </table:table-cell>
          <table:table-cell table:style-name="ce1" office:value-type="string">
            <text:p>Clemens N. Klokmos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Assistant Professor</text:p>
          </table:table-cell>
          <table:table-cell table:style-name="ce1" office:value-type="string">
            <text:p>Intermediate</text:p>
          </table:table-cell>
          <table:table-cell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181">
            <text:p>181</text:p>
          </table:table-cell>
          <table:table-cell table:style-name="ce1" office:value-type="string">
            <text:p>View-Dependent Video Textures for 360° Video</text:p>
          </table:table-cell>
          <table:table-cell table:style-name="ce1" office:value-type="string">
            <text:p>Sean J. Li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rofessor</text:p>
          </table:table-cell>
          <table:table-cell office:value-type="string">
            <text:p>Old</text:p>
          </table:table-cell>
          <table:table-cell/>
        </table:table-row>
        <table:table-row table:style-name="ro3">
          <table:table-cell table:style-name="ce1" office:value-type="float" office:value="183">
            <text:p>183</text:p>
          </table:table-cell>
          <table:table-cell table:style-name="ce1" office:value-type="string">
            <text:p>Virtual Muscle Force: Communicating Kinesthetic Forces Through Pseudo-Haptic Feedback and Muscle Input</text:p>
          </table:table-cell>
          <table:table-cell table:style-name="ce1" office:value-type="string">
            <text:p>Gabriel Ha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Researcher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table:style-name="ce1" office:value-type="float" office:value="188">
            <text:p>188</text:p>
          </table:table-cell>
          <table:table-cell table:style-name="ce1" office:value-type="string">
            <text:p>X-Droid: A Quick and Easy Android Prorotyping Framework with a Single-App Illusion</text:p>
          </table:table-cell>
          <table:table-cell table:style-name="ce1" office:value-type="string">
            <text:p>Donghwi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 Student</text:p>
          </table:table-cell>
          <table:table-cell table:style-name="ce1" office:value-type="string">
            <text:p>Young</text:p>
          </table:table-cell>
          <table:table-cell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3" office:value-type="string">
            <text:p>Male <text:s/></text:p>
          </table:table-cell>
          <table:table-cell table:style-name="ce3" office:value-type="string">
            <text:p>PhD Student</text:p>
          </table:table-cell>
          <table:table-cell table:style-name="ce3" office:value-type="string">
            <text:p>Young</text:p>
          </table:table-cell>
          <table:table-cell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3"/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3"/>
        </table:table-row>
        <table:table-row table:style-name="ro3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1.09.2020</text:date>, <text:time>13:27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09-21T13:25:52.13</dc:date>
    <meta:editing-duration>PT18H41M38S</meta:editing-duration>
    <meta:editing-cycles>18</meta:editing-cycles>
    <meta:generator>OpenOffice/4.1.7$Win32 OpenOffice.org_project/417m1$Build-9800</meta:generator>
    <meta:document-statistic meta:table-count="3" meta:cell-count="816" meta:object-count="0"/>
  </office:meta>
</office:document-meta>
</file>